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8.00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68cm" fo:min-width="3.09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83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28cm" fo:min-width="2.91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6.35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97cm" fo:min-width="3.63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6cm" fo:min-width="1.59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84cm" fo:min-width="0.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75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3.3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28cm" fo:min-width="4.28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28cm" fo:min-width="4.32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68cm" fo:min-width="3.45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68cm" fo:min-width="3.27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77cm" fo:min-width="3.90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036cm" fo:min-width="3.7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09cm" svg:height="2.159cm" svg:x="1.508cm" svg:y="2.651cm">
          <text:p text:style-name="P1">Struct tmuxproc client_pro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286cm" svg:x="11.795cm" svg:y="2.524cm">
          <text:p text:style-name="P1">proc_signal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588cm" svg:height="2.089cm" svg:x="11.668cm" svg:y="0.492cm">
          <draw:text-box>
            <text:p>信号类 event 事件的回调函数</text:p>
          </draw:text-box>
        </draw:frame>
        <draw:custom-shape draw:style-name="gr4" draw:text-style-name="P1" draw:layer="layout" svg:width="4.826cm" svg:height="1.524cm" svg:x="7.858cm" svg:y="6.08cm">
          <text:p text:style-name="P1">client_sig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89cm" svg:y1="3.794cm" svg:x2="12.176cm" svg:y2="3.54cm">
          <text:p/>
        </draw:line>
        <draw:line draw:style-name="gr5" draw:text-style-name="P3" draw:layer="layout" svg:x1="14.462cm" svg:y1="4.837cm" svg:x2="11.795cm" svg:y2="6.361cm">
          <text:p/>
        </draw:line>
        <draw:custom-shape draw:style-name="gr6" draw:text-style-name="P1" draw:layer="layout" svg:width="6.858cm" svg:height="1.778cm" svg:x="2.397cm" svg:y="9.001cm">
          <text:p text:style-name="P1">struct tmuxpeer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413cm" svg:y1="9.128cm" svg:x2="2.905cm" svg:y2="4.81cm">
          <text:p/>
        </draw:line>
        <draw:custom-shape draw:style-name="gr7" draw:text-style-name="P1" draw:layer="layout" svg:width="5.842cm" svg:height="1.905cm" svg:x="11.414cm" svg:y="9.763cm">
          <text:p text:style-name="P1">proc_event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255cm" svg:y1="10.017cm" svg:x2="12.43cm" svg:y2="10.144cm">
          <text:p/>
        </draw:line>
        <draw:custom-shape draw:style-name="gr4" draw:text-style-name="P1" draw:layer="layout" svg:width="4.826cm" svg:height="1.524cm" svg:x="7.096cm" svg:y="12.557cm">
          <text:p text:style-name="P1">client_dispat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4.462cm" svg:y1="11.668cm" svg:x2="11.287cm" svg:y2="12.938cm">
          <text:p/>
        </draw:line>
        <draw:custom-shape draw:style-name="gr8" draw:text-style-name="P1" draw:layer="layout" svg:width="4.191cm" svg:height="3.81cm" svg:x="15.351cm" svg:y="10.652cm">
          <text:p text:style-name="P1">socket pair[0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2.54cm" svg:height="2.667cm" svg:x="15.732cm" svg:y="3.667cm">
          <text:p text:style-name="P1">signa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2" draw:layer="layout" svg:width="9.971cm" svg:height="3.008cm" svg:x="12.111cm" svg:y="6.969cm">
          <draw:text-box>
            <text:p>事件类 event 的回调函数，在这个函数会完成基础的数据读写动作，回调函数是完成额外的动作</text:p>
          </draw:text-box>
        </draw:frame>
        <draw:custom-shape draw:style-name="gr1" draw:text-style-name="P1" draw:layer="layout" svg:width="8.509cm" svg:height="2.159cm" svg:x="1.381cm" svg:y="18.399cm">
          <text:p text:style-name="P1"><text:span text:style-name="T1">Struct tmuxproc </text:span><text:s/>server_pro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286cm" svg:x="11.668cm" svg:y="18.272cm">
          <text:p text:style-name="P1">proc_signal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588cm" svg:height="2.089cm" svg:x="11.541cm" svg:y="16.24cm">
          <draw:text-box>
            <text:p>信号类 event 事件的回调函数</text:p>
          </draw:text-box>
        </draw:frame>
        <draw:custom-shape draw:style-name="gr4" draw:text-style-name="P1" draw:layer="layout" svg:width="4.826cm" svg:height="1.524cm" svg:x="7.731cm" svg:y="21.828cm">
          <text:p text:style-name="P1">server_sig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763cm" svg:y1="19.542cm" svg:x2="12.049cm" svg:y2="19.288cm">
          <text:p/>
        </draw:line>
        <draw:line draw:style-name="gr5" draw:text-style-name="P3" draw:layer="layout" svg:x1="14.335cm" svg:y1="20.685cm" svg:x2="11.668cm" svg:y2="22.209cm">
          <text:p/>
        </draw:line>
        <draw:custom-shape draw:style-name="gr11" draw:text-style-name="P1" draw:layer="layout" svg:width="3.81cm" svg:height="1.778cm" svg:x="2.27cm" svg:y="24.749cm">
          <text:p text:style-name="P1">struct clie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1.905cm" svg:x="18.687cm" svg:y="25.511cm">
          <text:p text:style-name="P1">proc_event_c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6.765cm" svg:height="1.524cm" svg:x="16.03cm" svg:y="28.605cm">
          <text:p text:style-name="P1">server_client_dispat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1.735cm" svg:y1="27.416cm" svg:x2="18.56cm" svg:y2="28.686cm">
          <text:p/>
        </draw:line>
        <draw:custom-shape draw:style-name="gr8" draw:text-style-name="P1" draw:layer="layout" svg:width="4.191cm" svg:height="3.81cm" svg:x="22.924cm" svg:y="26.2cm">
          <text:p text:style-name="P1">socket pair[1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2.54cm" svg:height="2.667cm" svg:x="15.605cm" svg:y="19.415cm">
          <text:p text:style-name="P1">signa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2" draw:layer="layout" svg:width="9.971cm" svg:height="3.008cm" svg:x="19.384cm" svg:y="22.717cm">
          <draw:text-box>
            <text:p>事件类 event 的回调函数，在这个函数会完成基础的数据读写动作，回调函数是完成额外的动作</text:p>
          </draw:text-box>
        </draw:frame>
        <draw:custom-shape draw:style-name="gr13" draw:text-style-name="P1" draw:layer="layout" svg:width="4.826cm" svg:height="1.778cm" svg:x="9.304cm" svg:y="24.749cm">
          <text:p text:style-name="P1">struct tmuxpe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588cm" svg:height="2.286cm" svg:x="-4.842cm" svg:y="34.655cm">
          <text:p text:style-name="P1">server_f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5.934cm" svg:y1="25.638cm" svg:x2="9.363cm" svg:y2="25.638cm">
          <text:p/>
        </draw:line>
        <draw:line draw:style-name="gr5" draw:text-style-name="P3" draw:layer="layout" svg:x1="14.035cm" svg:y1="25.638cm" svg:x2="19.496cm" svg:y2="25.892cm">
          <text:p/>
        </draw:line>
        <draw:custom-shape draw:style-name="gr15" draw:text-style-name="P1" draw:layer="layout" svg:width="5.334cm" svg:height="2.286cm" svg:x="-5.35cm" svg:y="24.495cm">
          <text:p text:style-name="P1">Struct client 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0.138cm" svg:y1="25.765cm" svg:x2="2.424cm" svg:y2="25.511cm">
          <text:p/>
        </draw:line>
        <draw:frame draw:style-name="gr3" draw:text-style-name="P2" draw:layer="layout" svg:width="7.747cm" svg:height="2.089cm" svg:x="-9.414cm" svg:y="22.536cm">
          <draw:text-box>
            <text:p>所有的 clients 被全局的 struct client clients 管理</text:p>
          </draw:text-box>
        </draw:frame>
        <draw:line draw:style-name="gr5" draw:text-style-name="P3" draw:layer="layout" svg:x1="9.636cm" svg:y1="24.749cm" svg:x2="4.302cm" svg:y2="20.558cm">
          <text:p/>
        </draw:line>
        <draw:custom-shape draw:style-name="gr16" draw:text-style-name="P4" draw:layer="layout" svg:width="6.223cm" svg:height="2.159cm" svg:x="11.287cm" svg:y="35.036cm">
          <text:p text:style-name="P4">server_ev_acce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0.619cm" svg:y1="36.052cm" svg:x2="11.414cm" svg:y2="36.306cm">
          <text:p/>
        </draw:line>
        <draw:line draw:style-name="gr5" draw:text-style-name="P3" draw:layer="layout" svg:x1="17.637cm" svg:y1="36.306cm" svg:x2="23.733cm" svg:y2="34.909cm">
          <text:p/>
        </draw:line>
        <draw:frame draw:style-name="gr17" draw:text-style-name="P5" draw:layer="layout" svg:width="5.715cm" svg:height="2.089cm" svg:x="17.256cm" svg:y="33.385cm">
          <draw:text-box>
            <text:p>根据连接请求，创建新的 client</text:p>
          </draw:text-box>
        </draw:frame>
        <draw:custom-shape draw:style-name="gr18" draw:text-style-name="P4" draw:layer="layout" svg:width="4.264cm" svg:height="2.286cm" svg:x="23.66cm" svg:y="32.758cm">
          <text:p text:style-name="P4">struct clien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-2.429cm" svg:y1="26.754cm" svg:x2="23.733cm" svg:y2="34.031cm">
          <text:p/>
        </draw:line>
        <draw:line draw:style-name="gr5" draw:text-style-name="P3" draw:layer="layout" svg:x1="23.733cm" svg:y1="33.258cm" svg:x2="10.144cm" svg:y2="26.65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7T09:10:01.748412614</meta:creation-date>
    <dc:date>2020-04-08T14:29:20.791415104</dc:date>
    <meta:editing-duration>PT6H2M35S</meta:editing-duration>
    <meta:editing-cycles>6</meta:editing-cycles>
    <meta:generator>LibreOffice/6.3.5.2$Linux_X86_64 LibreOffice_project/30$Build-2</meta:generator>
    <meta:document-statistic meta:object-count="43"/>
  </office:meta>
</office:document-meta>
</file>